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image/png" manifest:full-path="Pictures/image3.png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5.png"/>
  <manifest:file-entry manifest:media-type="image/png" manifest:full-path="Pictures/image4.png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>
      <style:text-properties fo:color="#000000" fo:font-family="Sans Serif" fo:font-size="12.000000000000000pt"/>
    </style:style>
    <style:style style:name="P2" style:family="paragraph">
      <style:paragraph-properties fo:text-align="center"/>
      <style:text-properties fo:color="#000000" fo:font-family="Sans Serif" fo:font-size="12.000000000000000pt"/>
    </style:style>
    <style:style style:name="gr1" style:family="graphic">
      <style:graphic-properties draw:fill="gradient" draw:fill-gradient-name="gradient1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3" style:family="graphic">
      <style:graphic-properties calligra:stroke-miterlimit="0"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0.720000000000000pt"/>
    </style:style>
    <style:style style:name="gr4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1" svg:stroke-width="0.720000000000000pt"/>
    </style:style>
    <style:style style:name="gr5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0.720000000000000pt"/>
    </style:style>
    <style:style style:name="gr6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gr7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8" style:family="graphic">
      <style:graphic-properties draw:fill="gradient" draw:fill-gradient-name="gradient2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9" style:family="graphic">
      <style:graphic-properties draw:fill="solid" draw:fill-color="#ffffff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10" style:family="graphic">
      <style:graphic-properties draw:fill="solid" draw:fill-color="#000000" draw:opacity="6.91844%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11" style:family="graphic">
      <style:graphic-properties draw:fill="gradient" draw:fill-gradient-name="gradient3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butt" svg:stroke-opacity="0.364782" svg:stroke-width="1.150000000000000pt"/>
    </style:style>
    <style:style style:name="gr12" style:family="graphic">
      <style:graphic-properties draw:fill="gradient" draw:fill-gradient-name="gradient4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13" style:family="graphic">
      <style:graphic-properties draw:fill="gradient" draw:fill-gradient-name="gradient5" draw:stroke="none" draw:textarea-horizontal-align="left" draw:textarea-vertical-align="top" fo:margin="0.000000000000000pt" style:wrap="biggest" style:wrap-contour="true" style:wrap-contour-mode="full" style:wrap-dynamic-threshold="0.000000000000000pt" svg:fill-rule="evenodd"/>
    </style:style>
    <style:style style:name="gr14" style:family="graphic">
      <style:graphic-properties draw:fill="none" draw:marker-end="Arrow_20concave" draw:marker-end-center="false" draw:marker-end-width="9.583951740000000pt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0.720000000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841.890999999999963pt" fo:page-width="595.277000000000044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  <draw:layer draw:name="layer1"/>
          <draw:layer draw:name=""/>
          <draw:layer draw:name="g1694"/>
          <draw:layer draw:name=""/>
          <draw:layer draw:name="g1694"/>
        </draw:layer-set>
        <draw:rect draw:style-name="gr1" xml:id="shape-1" draw:id="shape-1" draw:layer="" svg:width="483.68026734926pt" svg:height="480.27406828342pt" svg:x="57.46696245734pt" svg:y="10.53560978385pt">
          <draw:glue-point draw:id="4" svg:x="0.50000000000pt" svg:y="0.50000000000pt" draw:align="center"/>
        </draw:rect>
        <draw:frame draw:style-name="gr2" xml:id="shape-2" draw:id="shape-2" draw:layer="" svg:width="39.26909101251pt" svg:height="57.74866325370pt" svg:x="161.86527758817pt" svg:y="71.83370307167pt">
          <draw:image xlink:type="simple" xlink:show="embed" xlink:actuate="onLoad" xlink:href="Pictures/image1.png"/>
        </draw:frame>
        <draw:frame draw:style-name="gr2" xml:id="shape-3" draw:id="shape-3" draw:layer="" svg:width="38.31130830489pt" svg:height="56.34015927190pt" svg:x="444.41117633675pt" svg:y="85.24266097838pt">
          <draw:image xlink:type="simple" xlink:show="embed" xlink:actuate="onLoad" xlink:href="Pictures/image2.png"/>
        </draw:frame>
        <draw:frame draw:style-name="gr2" xml:id="shape-4" draw:id="shape-4" draw:layer="" svg:width="62.15702889664pt" svg:height="62.15702889664pt" svg:x="69.90944424070pt" svg:y="23.08563208174pt">
          <draw:image xlink:type="simple" xlink:show="embed" xlink:actuate="onLoad" xlink:href="Pictures/image3.png"/>
        </draw:frame>
        <draw:frame draw:style-name="gr2" xml:id="shape-5" draw:id="shape-5" draw:layer="" svg:width="62.15702889664pt" svg:height="62.15702889664pt" svg:x="347.03456860060pt" svg:y="21.14578703063pt">
          <draw:image xlink:type="simple" xlink:show="embed" xlink:actuate="onLoad" xlink:href="Pictures/image3.png"/>
        </draw:frame>
        <draw:frame draw:style-name="gr2" xml:id="shape-6" draw:id="shape-6" draw:layer="" svg:width="39.26909101251pt" svg:height="57.74866325370pt" svg:x="163.78084300341pt" svg:y="118.76505574517pt">
          <draw:image xlink:type="simple" xlink:show="embed" xlink:actuate="onLoad" xlink:href="Pictures/image4.png"/>
        </draw:frame>
        <draw:path draw:style-name="gr3" xml:id="shape-7" draw:id="shape-7" draw:layer="" svg:width="58.42474516496pt" svg:height="0.00000000000pt" svg:x="101.52496700796pt" svg:y="113.97614220705pt" svg:viewBox="0 0 58 0" svg:d="M0 0L58.4247 0" calligra:nodeTypes="cc">
          <draw:glue-point draw:id="4" svg:x="0.50000000000pt" svg:y="0.50000000000pt" draw:align="center"/>
        </draw:path>
        <draw:path draw:style-name="gr4" xml:id="shape-8" draw:id="shape-8" draw:layer="" svg:width="58.42470000000pt" svg:height="0.00000000000pt" svg:x="102.96166365188pt" svg:y="156.11858134243pt" svg:viewBox="0 0 58 0" svg:d="M0 0L58.4247 0" calligra:nodeTypes="cc">
          <draw:glue-point draw:id="4" svg:x="0.50000000000pt" svg:y="0.50000000000pt" draw:align="center"/>
        </draw:path>
        <draw:path draw:style-name="gr4" xml:id="shape-9" draw:id="shape-9" draw:layer="" svg:width="58.42470000000pt" svg:height="0.00000000000pt" svg:x="102.96166365188pt" svg:y="223.16337087600pt" svg:viewBox="0 0 58 0" svg:d="M0 0L58.4247 0" calligra:nodeTypes="cc">
          <draw:glue-point draw:id="4" svg:x="0.50000000000pt" svg:y="0.50000000000pt" draw:align="center"/>
        </draw:path>
        <draw:path draw:style-name="gr5" xml:id="shape-10" draw:id="shape-10" draw:layer="" svg:width="1.91556541524pt" svg:height="382.15530034130pt" svg:x="101.52496700796pt" svg:y="85.24266097838pt" svg:viewBox="0 0 2 382" svg:d="M0 0L1.91557 382.155" calligra:nodeTypes="cc">
          <draw:glue-point draw:id="4" svg:x="0.50000000000pt" svg:y="0.50000000000pt" draw:align="center"/>
        </draw:path>
        <draw:path draw:style-name="gr4" xml:id="shape-11" draw:id="shape-11" draw:layer="" svg:width="58.42470000000pt" svg:height="0.00000000000pt" svg:x="102.96166365188pt" svg:y="334.26616496018pt" svg:viewBox="0 0 58 0" svg:d="M0 0L58.4247 0" calligra:nodeTypes="cc">
          <draw:glue-point draw:id="4" svg:x="0.50000000000pt" svg:y="0.50000000000pt" draw:align="center"/>
        </draw:path>
        <draw:g draw:style-name="gr6" xml:id="shape-12" draw:id="shape-12" svg:y="496.13144254835pt">
          <draw:frame draw:style-name="gr2" xml:id="shape-13" draw:id="shape-13" draw:layer="" svg:width="43.10022184300pt" svg:height="66.04066250138pt" svg:x="160.90749488055pt" svg:y="294.99707394767pt">
            <draw:image xlink:type="simple" xlink:show="embed" xlink:actuate="onLoad" xlink:href="Pictures/image5.png"/>
          </draw:frame>
          <draw:frame draw:style-name="gr7" xml:id="shape-14" draw:id="shape-14" draw:layer="" svg:width="72.79148577929pt" svg:height="19.15565415245pt" svg:x="148.87849260523pt" svg:y="361.08408077361pt">
            <draw:text-box>
              <text:p text:style-name="P1">Organization</text:p>
            </draw:text-box>
            <draw:glue-point draw:id="4" svg:x="0.50000000000pt" svg:y="0.50000000000pt" draw:align="center"/>
          </draw:frame>
          <draw:glue-point draw:id="4" svg:x="0.50000000000pt" svg:y="0.50000000000pt" draw:align="center"/>
        </draw:g>
        <draw:path draw:style-name="gr5" xml:id="shape-15" draw:id="shape-15" draw:layer="" svg:width="24.90235039818pt" svg:height="37.35352559727pt" svg:x="180.06314903299pt" svg:y="380.23973492605pt" svg:viewBox="0 0 25 37" svg:d="M0 0L0 37.3535L24.9024 37.3535" calligra:nodeTypes="ccc">
          <draw:glue-point draw:id="4" svg:x="0.50000000000pt" svg:y="0.50000000000pt" draw:align="center"/>
        </draw:path>
        <draw:g draw:style-name="gr6" xml:id="shape-16" draw:id="shape-16" svg:y="382.75625369739pt">
          <draw:g draw:style-name="gr6" xml:id="shape-17" draw:id="shape-17" svg:y="0.00000000000pt">
            <draw:rect draw:style-name="gr8" xml:id="shape-18" draw:id="shape-18" draw:layer="" svg:width="59.38252787259pt" svg:height="57.76045534800pt" svg:x="209.21880318543pt" svg:y="385.25625369739pt">
              <draw:glue-point draw:id="4" svg:x="0.50000000000pt" svg:y="0.50000000000pt" draw:align="center"/>
            </draw:rect>
            <draw:g draw:style-name="gr6" xml:id="shape-19" draw:id="shape-19" svg:y="3.36625509252pt">
              <draw:path draw:style-name="gr9" xml:id="shape-20" draw:id="shape-20" draw:name="path930" draw:layer="" svg:width="23.32653943245pt" svg:height="25.70367877841pt" svg:x="212.59826996749pt" svg:y="388.66602138078pt" svg:viewBox="0 0 23 26" svg:d="M0.000173934 0L0.000173934 25.7037L23.3265 25.7037L23.3265 6.4259L17.4944 0L11.6633 5.24705e-05L0 5.24705e-05Z" calligra:nodeTypes="cccccccc">
                <draw:glue-point draw:id="4" svg:x="0.50000000000pt" svg:y="0.50000000000pt" draw:align="center"/>
              </draw:path>
              <draw:g draw:style-name="gr6" xml:id="shape-21" draw:id="shape-21" draw:name="g1552" svg:y="2.19846539205pt">
                <draw:path draw:style-name="gr10" xml:id="shape-22" draw:id="shape-22" draw:name="path1505" draw:layer="" svg:width="22.71729498479pt" svg:height="25.57766391294pt" svg:x="212.40268021267pt" svg:y="389.15544012462pt" svg:viewBox="0 0 23 26" svg:d="M0 0L0 25.5777L22.7173 25.5777L22.7173 6.39426L17.0382 0Z" calligra:nodeTypes="cccccc">
                  <draw:glue-point draw:id="4" svg:x="0.50000000000pt" svg:y="0.50000000000pt" draw:align="center"/>
                </draw:path>
                <draw:path draw:style-name="gr10" xml:id="shape-23" draw:id="shape-23" draw:name="path1538" draw:layer="" svg:width="23.26959344221pt" svg:height="25.09777521031pt" svg:x="212.23226404752pt" svg:y="388.98820715329pt" svg:viewBox="0 0 23 25" svg:d="M0 0.082557L0 25.0978L23.2696 25.0978L23.2696 6.29307C21.3276 4.19521 19.3866 2.09634 17.4424 0L0 0Z" calligra:nodeTypes="ccccccc">
                  <draw:glue-point draw:id="4" svg:x="0.50000000000pt" svg:y="0.50000000000pt" draw:align="center"/>
                </draw:path>
                <draw:path draw:style-name="gr10" xml:id="shape-24" draw:id="shape-24" draw:name="path1543" draw:layer="" svg:width="23.25761995172pt" svg:height="25.79040220257pt" svg:x="212.06184788237pt" svg:y="388.82097418196pt" svg:viewBox="0 0 23 26" svg:d="M0 0.0837369L0 25.7904L23.2576 25.7904L23.2576 6.48578C21.3135 4.32352 19.37 2.16073 17.4239 0L0 0Z" calligra:nodeTypes="ccccccc">
                  <draw:glue-point draw:id="4" svg:x="0.50000000000pt" svg:y="0.50000000000pt" draw:align="center"/>
                </draw:path>
                <draw:glue-point draw:id="4" svg:x="0.50000000000pt" svg:y="0.50000000000pt" draw:align="center"/>
              </draw:g>
              <draw:path draw:style-name="gr11" xml:id="shape-25" draw:id="shape-25" draw:name="rect900" draw:layer="" svg:width="23.40896561085pt" svg:height="25.70695428339pt" svg:x="212.60806651568pt" svg:y="388.69750878991pt" svg:viewBox="0 0 23 26" svg:d="M0 0L0 25.707L23.409 25.707L23.409 6.42676L17.5569 0Z" calligra:nodeTypes="cccccc">
                <draw:glue-point draw:id="4" svg:x="0.50000000000pt" svg:y="0.50000000000pt" draw:align="center"/>
              </draw:path>
              <draw:path draw:style-name="gr12" xml:id="shape-26" draw:id="shape-26" draw:name="path906" draw:layer="" svg:width="5.62638678993pt" svg:height="6.92738648655pt" svg:x="230.00119192495pt" svg:y="388.69750878991pt" svg:viewBox="0 0 6 7" svg:d="M5.62639 6.92739C3.93001 6.36347 1.73223 6.44348 0.071699 6.76515C0.358496 4.69806 0.394345 2.10737 0 0Z" calligra:nodeTypes="cccc">
                <draw:glue-point draw:id="4" svg:x="0.50000000000pt" svg:y="0.50000000000pt" draw:align="center"/>
              </draw:path>
              <draw:path draw:style-name="gr13" xml:id="shape-27" draw:id="shape-27" draw:name="path1500" draw:layer="" svg:width="22.80563839453pt" svg:height="23.52962885073pt" svg:x="212.88076252095pt" svg:y="390.65578734832pt" svg:viewBox="0 0 23 24" svg:d="M0.104767 0L0 23.5296L22.7929 23.5296L22.8056 17.7135C22.2963 17.9115 17.1467 10.5513 10.6646 10.868C4.17627 11.1847 5.85509 0.949503 0.104767 0Z" calligra:nodeTypes="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g draw:style-name="gr6" xml:id="shape-28" draw:id="shape-28" svg:y="3.32825442093pt">
              <draw:path draw:style-name="gr9" xml:id="shape-29" draw:id="shape-29" draw:name="path930" draw:layer="" svg:width="23.50942349969pt" svg:height="25.64311517565pt" svg:x="241.79061425662pt" svg:y="388.62802070919pt" svg:viewBox="0 0 24 26" svg:d="M0.000175298 0L0.000175298 25.6431L23.5094 25.6431L23.5094 6.41078L17.6317 0L11.7548 5.23472e-05L0 5.23472e-05Z" calligra:nodeTypes="cccccccc">
                <draw:glue-point draw:id="4" svg:x="0.50000000000pt" svg:y="0.50000000000pt" draw:align="center"/>
              </draw:path>
              <draw:g draw:style-name="gr6" xml:id="shape-30" draw:id="shape-30" draw:name="g1552" svg:y="2.19846539206pt">
                <draw:path draw:style-name="gr10" xml:id="shape-31" draw:id="shape-31" draw:name="path1505" draw:layer="" svg:width="22.77098112052pt" svg:height="25.36154712297pt" svg:x="241.59502450180pt" svg:y="389.11743945303pt" svg:viewBox="0 0 23 25" svg:d="M0 0L0 25.3615L22.771 25.3615L22.771 6.34027L17.0783 0Z" calligra:nodeTypes="cccccc">
                  <draw:glue-point draw:id="4" svg:x="0.50000000000pt" svg:y="0.50000000000pt" draw:align="center"/>
                </draw:path>
                <draw:path draw:style-name="gr10" xml:id="shape-32" draw:id="shape-32" draw:name="path1538" draw:layer="" svg:width="23.48088728373pt" svg:height="25.05950334776pt" svg:x="241.42460833665pt" svg:y="388.95020648170pt" svg:viewBox="0 0 23 25" svg:d="M0 0.0824311L0 25.0595L23.4809 25.0595L23.4809 6.28347C21.5212 4.18881 19.5627 2.09315 17.6009 0L0 0Z" calligra:nodeTypes="ccccccc">
                  <draw:glue-point draw:id="4" svg:x="0.50000000000pt" svg:y="0.50000000000pt" draw:align="center"/>
                </draw:path>
                <draw:path draw:style-name="gr10" xml:id="shape-33" draw:id="shape-33" draw:name="path1543" draw:layer="" svg:width="23.19329951145pt" svg:height="25.61825550262pt" svg:x="241.25419217150pt" svg:y="388.78297351038pt" svg:viewBox="0 0 23 26" svg:d="M0 0.0831779L0 25.6183L23.1933 25.6183L23.1933 6.44246C21.2546 4.29463 19.3164 2.1463 17.3757 0L0 0Z" calligra:nodeTypes="ccccccc">
                  <draw:glue-point draw:id="4" svg:x="0.50000000000pt" svg:y="0.50000000000pt" draw:align="center"/>
                </draw:path>
                <draw:glue-point draw:id="4" svg:x="0.50000000000pt" svg:y="0.50000000000pt" draw:align="center"/>
              </draw:g>
              <draw:path draw:style-name="gr11" xml:id="shape-34" draw:id="shape-34" draw:name="rect900" draw:layer="" svg:width="23.33298857891pt" svg:height="25.86412938535pt" svg:x="241.80041080481pt" svg:y="388.65950811832pt" svg:viewBox="0 0 23 26" svg:d="M0 0L0 25.8641L23.333 25.8641L23.333 6.46603L17.5 0Z" calligra:nodeTypes="cccccc">
                <draw:glue-point draw:id="4" svg:x="0.50000000000pt" svg:y="0.50000000000pt" draw:align="center"/>
              </draw:path>
              <draw:path draw:style-name="gr12" xml:id="shape-35" draw:id="shape-35" draw:name="path906" draw:layer="" svg:width="5.65147627398pt" svg:height="6.73545036077pt" svg:x="259.19353621408pt" svg:y="388.65950811832pt" svg:viewBox="0 0 6 7" svg:d="M5.65148 6.73545C3.94753 6.18717 1.73995 6.26495 0.0720189 6.57771C0.360094 4.5679 0.396104 2.04898 0 0Z" calligra:nodeTypes="cccc">
                <draw:glue-point draw:id="4" svg:x="0.50000000000pt" svg:y="0.50000000000pt" draw:align="center"/>
              </draw:path>
              <draw:path draw:style-name="gr13" xml:id="shape-36" draw:id="shape-36" draw:name="path1500" draw:layer="" svg:width="22.59990842195pt" svg:height="23.61179567270pt" svg:x="242.07310681008pt" svg:y="390.61778667673pt" svg:viewBox="0 0 23 24" svg:d="M0.103821 0L0 23.6118L22.5871 23.6118L22.5999 17.7753C22.095 17.974 16.992 10.5881 10.5684 10.9059C4.13858 11.2237 5.80226 0.952814 0.103821 0Z" calligra:nodeTypes="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g draw:style-name="gr6" xml:id="shape-37" draw:id="shape-37" svg:y="31.39549397900pt">
              <draw:path draw:style-name="gr9" xml:id="shape-38" draw:id="shape-38" draw:name="path930" draw:layer="" svg:width="23.32653943245pt" svg:height="25.70367877841pt" svg:x="213.15760532079pt" svg:y="416.69526026726pt" svg:viewBox="0 0 23 26" svg:d="M0.000173934 0L0.000173934 25.7037L23.3265 25.7037L23.3265 6.4259L17.4944 0L11.6633 5.24705e-05L0 5.24705e-05Z" calligra:nodeTypes="cccccccc">
                <draw:glue-point draw:id="4" svg:x="0.50000000000pt" svg:y="0.50000000000pt" draw:align="center"/>
              </draw:path>
              <draw:g draw:style-name="gr6" xml:id="shape-39" draw:id="shape-39" draw:name="g1552" svg:y="2.19846539205pt">
                <draw:path draw:style-name="gr10" xml:id="shape-40" draw:id="shape-40" draw:name="path1505" draw:layer="" svg:width="22.71729498479pt" svg:height="25.57766391294pt" svg:x="212.96201556597pt" svg:y="417.18467901109pt" svg:viewBox="0 0 23 26" svg:d="M0 0L0 25.5777L22.7173 25.5777L22.7173 6.39426L17.0382 0Z" calligra:nodeTypes="cccccc">
                  <draw:glue-point draw:id="4" svg:x="0.50000000000pt" svg:y="0.50000000000pt" draw:align="center"/>
                </draw:path>
                <draw:path draw:style-name="gr10" xml:id="shape-41" draw:id="shape-41" draw:name="path1538" draw:layer="" svg:width="23.26959344221pt" svg:height="25.09777521031pt" svg:x="212.79159940082pt" svg:y="417.01744603977pt" svg:viewBox="0 0 23 25" svg:d="M0 0.082557L0 25.0978L23.2696 25.0978L23.2696 6.29307C21.3276 4.19521 19.3866 2.09634 17.4424 0L0 0Z" calligra:nodeTypes="ccccccc">
                  <draw:glue-point draw:id="4" svg:x="0.50000000000pt" svg:y="0.50000000000pt" draw:align="center"/>
                </draw:path>
                <draw:path draw:style-name="gr10" xml:id="shape-42" draw:id="shape-42" draw:name="path1543" draw:layer="" svg:width="23.25761995172pt" svg:height="25.79040220257pt" svg:x="212.62118323567pt" svg:y="416.85021306844pt" svg:viewBox="0 0 23 26" svg:d="M0 0.0837369L0 25.7904L23.2576 25.7904L23.2576 6.48578C21.3135 4.32352 19.37 2.16073 17.4239 0L0 0Z" calligra:nodeTypes="ccccccc">
                  <draw:glue-point draw:id="4" svg:x="0.50000000000pt" svg:y="0.50000000000pt" draw:align="center"/>
                </draw:path>
                <draw:glue-point draw:id="4" svg:x="0.50000000000pt" svg:y="0.50000000000pt" draw:align="center"/>
              </draw:g>
              <draw:path draw:style-name="gr11" xml:id="shape-43" draw:id="shape-43" draw:name="rect900" draw:layer="" svg:width="23.40896561085pt" svg:height="25.70695428339pt" svg:x="213.16740186898pt" svg:y="416.72674767639pt" svg:viewBox="0 0 23 26" svg:d="M0 0L0 25.707L23.409 25.707L23.409 6.42676L17.5569 0Z" calligra:nodeTypes="cccccc">
                <draw:glue-point draw:id="4" svg:x="0.50000000000pt" svg:y="0.50000000000pt" draw:align="center"/>
              </draw:path>
              <draw:path draw:style-name="gr12" xml:id="shape-44" draw:id="shape-44" draw:name="path906" draw:layer="" svg:width="5.62638678993pt" svg:height="6.92738648655pt" svg:x="230.56052727825pt" svg:y="416.72674767639pt" svg:viewBox="0 0 6 7" svg:d="M5.62639 6.92739C3.93001 6.36347 1.73223 6.44348 0.071699 6.76515C0.358496 4.69806 0.394345 2.10737 0 0Z" calligra:nodeTypes="cccc">
                <draw:glue-point draw:id="4" svg:x="0.50000000000pt" svg:y="0.50000000000pt" draw:align="center"/>
              </draw:path>
              <draw:path draw:style-name="gr13" xml:id="shape-45" draw:id="shape-45" draw:name="path1500" draw:layer="" svg:width="22.80563839453pt" svg:height="23.52962885073pt" svg:x="213.44009787425pt" svg:y="418.68502623479pt" svg:viewBox="0 0 23 24" svg:d="M0.104767 0L0 23.5296L22.7929 23.5296L22.8056 17.7135C22.2963 17.9115 17.1467 10.5513 10.6646 10.868C4.17627 11.1847 5.85509 0.949503 0.104767 0Z" calligra:nodeTypes="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g draw:style-name="gr6" xml:id="shape-46" draw:id="shape-46" svg:y="31.41206437419pt">
              <draw:path draw:style-name="gr9" xml:id="shape-47" draw:id="shape-47" draw:name="path930" draw:layer="" svg:width="23.32653943245pt" svg:height="25.70367877841pt" svg:x="242.16241223257pt" svg:y="416.71183066245pt" svg:viewBox="0 0 23 26" svg:d="M0.000173934 0L0.000173934 25.7037L23.3265 25.7037L23.3265 6.4259L17.4944 0L11.6633 5.24705e-05L0 5.24705e-05Z" calligra:nodeTypes="cccccccc">
                <draw:glue-point draw:id="4" svg:x="0.50000000000pt" svg:y="0.50000000000pt" draw:align="center"/>
              </draw:path>
              <draw:g draw:style-name="gr6" xml:id="shape-48" draw:id="shape-48" draw:name="g1552" svg:y="2.19846539206pt">
                <draw:path draw:style-name="gr10" xml:id="shape-49" draw:id="shape-49" draw:name="path1505" draw:layer="" svg:width="22.71729498479pt" svg:height="25.57766391294pt" svg:x="241.96682247776pt" svg:y="417.20124940629pt" svg:viewBox="0 0 23 26" svg:d="M0 0L0 25.5777L22.7173 25.5777L22.7173 6.39426L17.0382 0Z" calligra:nodeTypes="cccccc">
                  <draw:glue-point draw:id="4" svg:x="0.50000000000pt" svg:y="0.50000000000pt" draw:align="center"/>
                </draw:path>
                <draw:path draw:style-name="gr10" xml:id="shape-50" draw:id="shape-50" draw:name="path1538" draw:layer="" svg:width="23.26959344221pt" svg:height="25.09777521031pt" svg:x="241.79640631261pt" svg:y="417.03401643496pt" svg:viewBox="0 0 23 25" svg:d="M0 0.082557L0 25.0978L23.2696 25.0978L23.2696 6.29307C21.3276 4.19521 19.3866 2.09634 17.4424 0L0 0Z" calligra:nodeTypes="ccccccc">
                  <draw:glue-point draw:id="4" svg:x="0.50000000000pt" svg:y="0.50000000000pt" draw:align="center"/>
                </draw:path>
                <draw:path draw:style-name="gr10" xml:id="shape-51" draw:id="shape-51" draw:name="path1543" draw:layer="" svg:width="23.25761995172pt" svg:height="25.79040220257pt" svg:x="241.62599014745pt" svg:y="416.86678346364pt" svg:viewBox="0 0 23 26" svg:d="M0 0.0837369L0 25.7904L23.2576 25.7904L23.2576 6.48578C21.3135 4.32352 19.37 2.16073 17.4239 0L0 0Z" calligra:nodeTypes="ccccccc">
                  <draw:glue-point draw:id="4" svg:x="0.50000000000pt" svg:y="0.50000000000pt" draw:align="center"/>
                </draw:path>
                <draw:glue-point draw:id="4" svg:x="0.50000000000pt" svg:y="0.50000000000pt" draw:align="center"/>
              </draw:g>
              <draw:path draw:style-name="gr11" xml:id="shape-52" draw:id="shape-52" draw:name="rect900" draw:layer="" svg:width="23.40896561085pt" svg:height="25.70695428339pt" svg:x="242.17220878077pt" svg:y="416.74331807158pt" svg:viewBox="0 0 23 26" svg:d="M0 0L0 25.707L23.409 25.707L23.409 6.42676L17.5569 0Z" calligra:nodeTypes="cccccc">
                <draw:glue-point draw:id="4" svg:x="0.50000000000pt" svg:y="0.50000000000pt" draw:align="center"/>
              </draw:path>
              <draw:path draw:style-name="gr12" xml:id="shape-53" draw:id="shape-53" draw:name="path906" draw:layer="" svg:width="5.62638678993pt" svg:height="6.92738648655pt" svg:x="259.56533419004pt" svg:y="416.74331807158pt" svg:viewBox="0 0 6 7" svg:d="M5.62639 6.92739C3.93001 6.36347 1.73223 6.44348 0.071699 6.76515C0.358496 4.69806 0.394345 2.10737 0 0Z" calligra:nodeTypes="cccc">
                <draw:glue-point draw:id="4" svg:x="0.50000000000pt" svg:y="0.50000000000pt" draw:align="center"/>
              </draw:path>
              <draw:path draw:style-name="gr13" xml:id="shape-54" draw:id="shape-54" draw:name="path1500" draw:layer="" svg:width="22.80563839453pt" svg:height="23.52962885073pt" svg:x="242.44490478604pt" svg:y="418.70159662999pt" svg:viewBox="0 0 23 24" svg:d="M0.104767 0L0 23.5296L22.7929 23.5296L22.8056 17.7135C22.2963 17.9115 17.1467 10.5513 10.6646 10.868C4.17627 11.1847 5.85509 0.949503 0.104767 0Z" calligra:nodeTypes="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glue-point draw:id="4" svg:x="0.50000000000pt" svg:y="0.50000000000pt" draw:align="center"/>
          </draw:g>
          <draw:frame draw:style-name="gr7" xml:id="shape-55" draw:id="shape-55" draw:layer="" svg:width="45.97356996587pt" svg:height="18.19787144482pt" svg:x="215.92328213879pt" svg:y="443.58334926053pt">
            <draw:text-box>
              <text:p text:style-name="P2">Site</text:p>
            </draw:text-box>
            <draw:glue-point draw:id="4" svg:x="0.50000000000pt" svg:y="0.50000000000pt" draw:align="center"/>
          </draw:frame>
          <draw:glue-point draw:id="4" svg:x="0.50000000000pt" svg:y="0.50000000000pt" draw:align="center"/>
        </draw:g>
        <draw:path draw:style-name="gr5" xml:id="shape-56" draw:id="shape-56" draw:layer="" svg:width="1.91556541524pt" svg:height="377.36638680319pt" svg:x="379.28195221843pt" svg:y="85.24266097838pt" svg:viewBox="0 0 2 377" svg:d="M0 0L1.91557 377.366" calligra:nodeTypes="cc">
          <draw:glue-point draw:id="4" svg:x="0.50000000000pt" svg:y="0.50000000000pt" draw:align="center"/>
        </draw:path>
        <draw:path draw:style-name="gr4" xml:id="shape-57" draw:id="shape-57" draw:layer="" svg:width="58.42470000000pt" svg:height="0.00000000000pt" svg:x="378.80308344710pt" svg:y="118.76505574516pt" svg:viewBox="0 0 58 0" svg:d="M0 0L58.4247 0" calligra:nodeTypes="cc">
          <draw:glue-point draw:id="4" svg:x="0.50000000000pt" svg:y="0.50000000000pt" draw:align="center"/>
        </draw:path>
        <draw:path draw:style-name="gr4" xml:id="shape-58" draw:id="shape-58" draw:layer="" svg:width="58.42470000000pt" svg:height="0.00000000000pt" svg:x="379.76086615472pt" svg:y="180.06314903299pt" svg:viewBox="0 0 58 0" svg:d="M0 0L58.4247 0" calligra:nodeTypes="cc">
          <draw:glue-point draw:id="4" svg:x="0.50000000000pt" svg:y="0.50000000000pt" draw:align="center"/>
        </draw:path>
        <draw:g draw:style-name="gr6" xml:id="shape-59" draw:id="shape-59" svg:y="134.80396928328pt">
          <draw:g draw:style-name="gr6" xml:id="shape-60" draw:id="shape-60" svg:y="0.00000000000pt">
            <draw:rect draw:style-name="gr8" xml:id="shape-61" draw:id="shape-61" draw:layer="" svg:width="59.38252787259pt" svg:height="57.76045534800pt" svg:x="441.53782821388pt" svg:y="149.75514448237pt">
              <draw:glue-point draw:id="4" svg:x="0.50000000000pt" svg:y="0.50000000000pt" draw:align="center"/>
            </draw:rect>
            <draw:g draw:style-name="gr6" xml:id="shape-62" draw:id="shape-62" svg:y="3.36625509252pt">
              <draw:path draw:style-name="gr9" xml:id="shape-63" draw:id="shape-63" draw:name="path930" draw:layer="" svg:width="23.32653943245pt" svg:height="25.70367877841pt" svg:x="444.91729499594pt" svg:y="153.16491216576pt" svg:viewBox="0 0 23 26" svg:d="M0.000173934 0L0.000173934 25.7037L23.3265 25.7037L23.3265 6.4259L17.4944 0L11.6633 5.24705e-05L0 5.24705e-05Z" calligra:nodeTypes="cccccccc">
                <draw:glue-point draw:id="4" svg:x="0.50000000000pt" svg:y="0.50000000000pt" draw:align="center"/>
              </draw:path>
              <draw:g draw:style-name="gr6" xml:id="shape-64" draw:id="shape-64" draw:name="g1552" svg:y="2.19846539205pt">
                <draw:path draw:style-name="gr10" xml:id="shape-65" draw:id="shape-65" draw:name="path1505" draw:layer="" svg:width="22.71729498479pt" svg:height="25.57766391294pt" svg:x="444.72170524112pt" svg:y="153.65433090960pt" svg:viewBox="0 0 23 26" svg:d="M0 0L0 25.5777L22.7173 25.5777L22.7173 6.39426L17.0382 0Z" calligra:nodeTypes="cccccc">
                  <draw:glue-point draw:id="4" svg:x="0.50000000000pt" svg:y="0.50000000000pt" draw:align="center"/>
                </draw:path>
                <draw:path draw:style-name="gr10" xml:id="shape-66" draw:id="shape-66" draw:name="path1538" draw:layer="" svg:width="23.26959344221pt" svg:height="25.09777521031pt" svg:x="444.55128907597pt" svg:y="153.48709793827pt" svg:viewBox="0 0 23 25" svg:d="M0 0.082557L0 25.0978L23.2696 25.0978L23.2696 6.29307C21.3276 4.19521 19.3866 2.09634 17.4424 0L0 0Z" calligra:nodeTypes="ccccccc">
                  <draw:glue-point draw:id="4" svg:x="0.50000000000pt" svg:y="0.50000000000pt" draw:align="center"/>
                </draw:path>
                <draw:path draw:style-name="gr10" xml:id="shape-67" draw:id="shape-67" draw:name="path1543" draw:layer="" svg:width="23.25761995172pt" svg:height="25.79040220257pt" svg:x="444.38087291082pt" svg:y="153.31986496694pt" svg:viewBox="0 0 23 26" svg:d="M0 0.0837369L0 25.7904L23.2576 25.7904L23.2576 6.48578C21.3135 4.32352 19.37 2.16073 17.4239 0L0 0Z" calligra:nodeTypes="ccccccc">
                  <draw:glue-point draw:id="4" svg:x="0.50000000000pt" svg:y="0.50000000000pt" draw:align="center"/>
                </draw:path>
                <draw:glue-point draw:id="4" svg:x="0.50000000000pt" svg:y="0.50000000000pt" draw:align="center"/>
              </draw:g>
              <draw:path draw:style-name="gr11" xml:id="shape-68" draw:id="shape-68" draw:name="rect900" draw:layer="" svg:width="23.40896561085pt" svg:height="25.70695428339pt" svg:x="444.92709154413pt" svg:y="153.19639957489pt" svg:viewBox="0 0 23 26" svg:d="M0 0L0 25.707L23.409 25.707L23.409 6.42676L17.5569 0Z" calligra:nodeTypes="cccccc">
                <draw:glue-point draw:id="4" svg:x="0.50000000000pt" svg:y="0.50000000000pt" draw:align="center"/>
              </draw:path>
              <draw:path draw:style-name="gr12" xml:id="shape-69" draw:id="shape-69" draw:name="path906" draw:layer="" svg:width="5.62638678993pt" svg:height="6.92738648655pt" svg:x="462.32021695340pt" svg:y="153.19639957489pt" svg:viewBox="0 0 6 7" svg:d="M5.62639 6.92739C3.93001 6.36347 1.73223 6.44348 0.071699 6.76515C0.358496 4.69806 0.394345 2.10737 0 0Z" calligra:nodeTypes="cccc">
                <draw:glue-point draw:id="4" svg:x="0.50000000000pt" svg:y="0.50000000000pt" draw:align="center"/>
              </draw:path>
              <draw:path draw:style-name="gr13" xml:id="shape-70" draw:id="shape-70" draw:name="path1500" draw:layer="" svg:width="22.80563839453pt" svg:height="23.52962885073pt" svg:x="445.19978754940pt" svg:y="155.15467813330pt" svg:viewBox="0 0 23 24" svg:d="M0.104767 0L0 23.5296L22.7929 23.5296L22.8056 17.7135C22.2963 17.9115 17.1467 10.5513 10.6646 10.868C4.17627 11.1847 5.85509 0.949503 0.104767 0Z" calligra:nodeTypes="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g draw:style-name="gr6" xml:id="shape-71" draw:id="shape-71" svg:y="3.32825442093pt">
              <draw:path draw:style-name="gr9" xml:id="shape-72" draw:id="shape-72" draw:name="path930" draw:layer="" svg:width="23.50942349969pt" svg:height="25.64311517565pt" svg:x="474.10963928507pt" svg:y="153.12691149417pt" svg:viewBox="0 0 24 26" svg:d="M0.000175298 0L0.000175298 25.6431L23.5094 25.6431L23.5094 6.41078L17.6317 0L11.7548 5.23472e-05L0 5.23472e-05Z" calligra:nodeTypes="cccccccc">
                <draw:glue-point draw:id="4" svg:x="0.50000000000pt" svg:y="0.50000000000pt" draw:align="center"/>
              </draw:path>
              <draw:g draw:style-name="gr6" xml:id="shape-73" draw:id="shape-73" draw:name="g1552" svg:y="2.19846539206pt">
                <draw:path draw:style-name="gr10" xml:id="shape-74" draw:id="shape-74" draw:name="path1505" draw:layer="" svg:width="22.77098112052pt" svg:height="25.36154712297pt" svg:x="473.91404953025pt" svg:y="153.61633023801pt" svg:viewBox="0 0 23 25" svg:d="M0 0L0 25.3615L22.771 25.3615L22.771 6.34027L17.0783 0Z" calligra:nodeTypes="cccccc">
                  <draw:glue-point draw:id="4" svg:x="0.50000000000pt" svg:y="0.50000000000pt" draw:align="center"/>
                </draw:path>
                <draw:path draw:style-name="gr10" xml:id="shape-75" draw:id="shape-75" draw:name="path1538" draw:layer="" svg:width="23.48088728373pt" svg:height="25.05950334776pt" svg:x="473.74363336510pt" svg:y="153.44909726668pt" svg:viewBox="0 0 23 25" svg:d="M0 0.0824311L0 25.0595L23.4809 25.0595L23.4809 6.28347C21.5212 4.18881 19.5627 2.09315 17.6009 0L0 0Z" calligra:nodeTypes="ccccccc">
                  <draw:glue-point draw:id="4" svg:x="0.50000000000pt" svg:y="0.50000000000pt" draw:align="center"/>
                </draw:path>
                <draw:path draw:style-name="gr10" xml:id="shape-76" draw:id="shape-76" draw:name="path1543" draw:layer="" svg:width="23.19329951145pt" svg:height="25.61825550262pt" svg:x="473.57321719995pt" svg:y="153.28186429536pt" svg:viewBox="0 0 23 26" svg:d="M0 0.0831779L0 25.6183L23.1933 25.6183L23.1933 6.44246C21.2546 4.29463 19.3164 2.1463 17.3757 0L0 0Z" calligra:nodeTypes="ccccccc">
                  <draw:glue-point draw:id="4" svg:x="0.50000000000pt" svg:y="0.50000000000pt" draw:align="center"/>
                </draw:path>
                <draw:glue-point draw:id="4" svg:x="0.50000000000pt" svg:y="0.50000000000pt" draw:align="center"/>
              </draw:g>
              <draw:path draw:style-name="gr11" xml:id="shape-77" draw:id="shape-77" draw:name="rect900" draw:layer="" svg:width="23.33298857891pt" svg:height="25.86412938535pt" svg:x="474.11943583326pt" svg:y="153.15839890330pt" svg:viewBox="0 0 23 26" svg:d="M0 0L0 25.8641L23.333 25.8641L23.333 6.46603L17.5 0Z" calligra:nodeTypes="cccccc">
                <draw:glue-point draw:id="4" svg:x="0.50000000000pt" svg:y="0.50000000000pt" draw:align="center"/>
              </draw:path>
              <draw:path draw:style-name="gr12" xml:id="shape-78" draw:id="shape-78" draw:name="path906" draw:layer="" svg:width="5.65147627398pt" svg:height="6.73545036077pt" svg:x="491.51256124253pt" svg:y="153.15839890330pt" svg:viewBox="0 0 6 7" svg:d="M5.65148 6.73545C3.94753 6.18717 1.73995 6.26495 0.0720189 6.57771C0.360094 4.5679 0.396104 2.04898 0 0Z" calligra:nodeTypes="cccc">
                <draw:glue-point draw:id="4" svg:x="0.50000000000pt" svg:y="0.50000000000pt" draw:align="center"/>
              </draw:path>
              <draw:path draw:style-name="gr13" xml:id="shape-79" draw:id="shape-79" draw:name="path1500" draw:layer="" svg:width="22.59990842195pt" svg:height="23.61179567270pt" svg:x="474.39213183853pt" svg:y="155.11667746171pt" svg:viewBox="0 0 23 24" svg:d="M0.103821 0L0 23.6118L22.5871 23.6118L22.5999 17.7753C22.095 17.974 16.992 10.5881 10.5684 10.9059C4.13858 11.2237 5.80226 0.952814 0.103821 0Z" calligra:nodeTypes="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g draw:style-name="gr6" xml:id="shape-80" draw:id="shape-80" svg:y="31.39549397900pt">
              <draw:path draw:style-name="gr9" xml:id="shape-81" draw:id="shape-81" draw:name="path930" draw:layer="" svg:width="23.32653943245pt" svg:height="25.70367877841pt" svg:x="445.47663034924pt" svg:y="181.19415105224pt" svg:viewBox="0 0 23 26" svg:d="M0.000173934 0L0.000173934 25.7037L23.3265 25.7037L23.3265 6.4259L17.4944 0L11.6633 5.24705e-05L0 5.24705e-05Z" calligra:nodeTypes="cccccccc">
                <draw:glue-point draw:id="4" svg:x="0.50000000000pt" svg:y="0.50000000000pt" draw:align="center"/>
              </draw:path>
              <draw:g draw:style-name="gr6" xml:id="shape-82" draw:id="shape-82" draw:name="g1552" svg:y="2.19846539205pt">
                <draw:path draw:style-name="gr10" xml:id="shape-83" draw:id="shape-83" draw:name="path1505" draw:layer="" svg:width="22.71729498479pt" svg:height="25.57766391294pt" svg:x="445.28104059442pt" svg:y="181.68356979607pt" svg:viewBox="0 0 23 26" svg:d="M0 0L0 25.5777L22.7173 25.5777L22.7173 6.39426L17.0382 0Z" calligra:nodeTypes="cccccc">
                  <draw:glue-point draw:id="4" svg:x="0.50000000000pt" svg:y="0.50000000000pt" draw:align="center"/>
                </draw:path>
                <draw:path draw:style-name="gr10" xml:id="shape-84" draw:id="shape-84" draw:name="path1538" draw:layer="" svg:width="23.26959344221pt" svg:height="25.09777521031pt" svg:x="445.11062442927pt" svg:y="181.51633682475pt" svg:viewBox="0 0 23 25" svg:d="M0 0.082557L0 25.0978L23.2696 25.0978L23.2696 6.29307C21.3276 4.19521 19.3866 2.09634 17.4424 0L0 0Z" calligra:nodeTypes="ccccccc">
                  <draw:glue-point draw:id="4" svg:x="0.50000000000pt" svg:y="0.50000000000pt" draw:align="center"/>
                </draw:path>
                <draw:path draw:style-name="gr10" xml:id="shape-85" draw:id="shape-85" draw:name="path1543" draw:layer="" svg:width="23.25761995172pt" svg:height="25.79040220257pt" svg:x="444.94020826412pt" svg:y="181.34910385342pt" svg:viewBox="0 0 23 26" svg:d="M0 0.0837369L0 25.7904L23.2576 25.7904L23.2576 6.48578C21.3135 4.32352 19.37 2.16073 17.4239 0L0 0Z" calligra:nodeTypes="ccccccc">
                  <draw:glue-point draw:id="4" svg:x="0.50000000000pt" svg:y="0.50000000000pt" draw:align="center"/>
                </draw:path>
                <draw:glue-point draw:id="4" svg:x="0.50000000000pt" svg:y="0.50000000000pt" draw:align="center"/>
              </draw:g>
              <draw:path draw:style-name="gr11" xml:id="shape-86" draw:id="shape-86" draw:name="rect900" draw:layer="" svg:width="23.40896561085pt" svg:height="25.70695428339pt" svg:x="445.48642689743pt" svg:y="181.22563846137pt" svg:viewBox="0 0 23 26" svg:d="M0 0L0 25.707L23.409 25.707L23.409 6.42676L17.5569 0Z" calligra:nodeTypes="cccccc">
                <draw:glue-point draw:id="4" svg:x="0.50000000000pt" svg:y="0.50000000000pt" draw:align="center"/>
              </draw:path>
              <draw:path draw:style-name="gr12" xml:id="shape-87" draw:id="shape-87" draw:name="path906" draw:layer="" svg:width="5.62638678993pt" svg:height="6.92738648655pt" svg:x="462.87955230670pt" svg:y="181.22563846137pt" svg:viewBox="0 0 6 7" svg:d="M5.62639 6.92739C3.93001 6.36347 1.73223 6.44348 0.071699 6.76515C0.358496 4.69806 0.394345 2.10737 0 0Z" calligra:nodeTypes="cccc">
                <draw:glue-point draw:id="4" svg:x="0.50000000000pt" svg:y="0.50000000000pt" draw:align="center"/>
              </draw:path>
              <draw:path draw:style-name="gr13" xml:id="shape-88" draw:id="shape-88" draw:name="path1500" draw:layer="" svg:width="22.80563839453pt" svg:height="23.52962885073pt" svg:x="445.75912290270pt" svg:y="183.18391701977pt" svg:viewBox="0 0 23 24" svg:d="M0.104767 0L0 23.5296L22.7929 23.5296L22.8056 17.7135C22.2963 17.9115 17.1467 10.5513 10.6646 10.868C4.17627 11.1847 5.85509 0.949503 0.104767 0Z" calligra:nodeTypes="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g draw:style-name="gr6" xml:id="shape-89" draw:id="shape-89" svg:y="31.41206437419pt">
              <draw:path draw:style-name="gr9" xml:id="shape-90" draw:id="shape-90" draw:name="path930" draw:layer="" svg:width="23.32653943245pt" svg:height="25.70367877841pt" svg:x="474.48143726102pt" svg:y="181.21072144743pt" svg:viewBox="0 0 23 26" svg:d="M0.000173934 0L0.000173934 25.7037L23.3265 25.7037L23.3265 6.4259L17.4944 0L11.6633 5.24705e-05L0 5.24705e-05Z" calligra:nodeTypes="cccccccc">
                <draw:glue-point draw:id="4" svg:x="0.50000000000pt" svg:y="0.50000000000pt" draw:align="center"/>
              </draw:path>
              <draw:g draw:style-name="gr6" xml:id="shape-91" draw:id="shape-91" draw:name="g1552" svg:y="2.19846539206pt">
                <draw:path draw:style-name="gr10" xml:id="shape-92" draw:id="shape-92" draw:name="path1505" draw:layer="" svg:width="22.71729498479pt" svg:height="25.57766391294pt" svg:x="474.28584750621pt" svg:y="181.70014019127pt" svg:viewBox="0 0 23 26" svg:d="M0 0L0 25.5777L22.7173 25.5777L22.7173 6.39426L17.0382 0Z" calligra:nodeTypes="cccccc">
                  <draw:glue-point draw:id="4" svg:x="0.50000000000pt" svg:y="0.50000000000pt" draw:align="center"/>
                </draw:path>
                <draw:path draw:style-name="gr10" xml:id="shape-93" draw:id="shape-93" draw:name="path1538" draw:layer="" svg:width="23.26959344221pt" svg:height="25.09777521031pt" svg:x="474.11543134106pt" svg:y="181.53290721994pt" svg:viewBox="0 0 23 25" svg:d="M0 0.082557L0 25.0978L23.2696 25.0978L23.2696 6.29307C21.3276 4.19521 19.3866 2.09634 17.4424 0L0 0Z" calligra:nodeTypes="ccccccc">
                  <draw:glue-point draw:id="4" svg:x="0.50000000000pt" svg:y="0.50000000000pt" draw:align="center"/>
                </draw:path>
                <draw:path draw:style-name="gr10" xml:id="shape-94" draw:id="shape-94" draw:name="path1543" draw:layer="" svg:width="23.25761995172pt" svg:height="25.79040220257pt" svg:x="473.94501517590pt" svg:y="181.36567424862pt" svg:viewBox="0 0 23 26" svg:d="M0 0.0837369L0 25.7904L23.2576 25.7904L23.2576 6.48578C21.3135 4.32352 19.37 2.16073 17.4239 0L0 0Z" calligra:nodeTypes="ccccccc">
                  <draw:glue-point draw:id="4" svg:x="0.50000000000pt" svg:y="0.50000000000pt" draw:align="center"/>
                </draw:path>
                <draw:glue-point draw:id="4" svg:x="0.50000000000pt" svg:y="0.50000000000pt" draw:align="center"/>
              </draw:g>
              <draw:path draw:style-name="gr11" xml:id="shape-95" draw:id="shape-95" draw:name="rect900" draw:layer="" svg:width="23.40896561085pt" svg:height="25.70695428339pt" svg:x="474.49123380922pt" svg:y="181.24220885656pt" svg:viewBox="0 0 23 26" svg:d="M0 0L0 25.707L23.409 25.707L23.409 6.42676L17.5569 0Z" calligra:nodeTypes="cccccc">
                <draw:glue-point draw:id="4" svg:x="0.50000000000pt" svg:y="0.50000000000pt" draw:align="center"/>
              </draw:path>
              <draw:path draw:style-name="gr12" xml:id="shape-96" draw:id="shape-96" draw:name="path906" draw:layer="" svg:width="5.62638678993pt" svg:height="6.92738648655pt" svg:x="491.88435921849pt" svg:y="181.24220885656pt" svg:viewBox="0 0 6 7" svg:d="M5.62639 6.92739C3.93001 6.36347 1.73223 6.44348 0.071699 6.76515C0.358496 4.69806 0.394345 2.10737 0 0Z" calligra:nodeTypes="cccc">
                <draw:glue-point draw:id="4" svg:x="0.50000000000pt" svg:y="0.50000000000pt" draw:align="center"/>
              </draw:path>
              <draw:path draw:style-name="gr13" xml:id="shape-97" draw:id="shape-97" draw:name="path1500" draw:layer="" svg:width="22.80563839453pt" svg:height="23.52962885073pt" svg:x="474.76392981449pt" svg:y="183.20048741497pt" svg:viewBox="0 0 23 24" svg:d="M0.104767 0L0 23.5296L22.7929 23.5296L22.8056 17.7135C22.2963 17.9115 17.1467 10.5513 10.6646 10.868C4.17627 11.1847 5.85509 0.949503 0.104767 0Z" calligra:nodeTypes="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glue-point draw:id="4" svg:x="0.50000000000pt" svg:y="0.50000000000pt" draw:align="center"/>
          </draw:g>
          <draw:frame draw:style-name="gr7" xml:id="shape-98" draw:id="shape-98" draw:layer="" svg:width="45.97356996587pt" svg:height="18.19787144482pt" svg:x="448.24230716724pt" svg:y="208.08224004551pt">
            <draw:text-box>
              <text:p text:style-name="P2">Site</text:p>
            </draw:text-box>
            <draw:glue-point draw:id="4" svg:x="0.50000000000pt" svg:y="0.50000000000pt" draw:align="center"/>
          </draw:frame>
          <draw:glue-point draw:id="4" svg:x="0.50000000000pt" svg:y="0.50000000000pt" draw:align="center"/>
        </draw:g>
        <draw:path draw:style-name="gr14" xml:id="shape-99" draw:id="shape-99" draw:layer="" svg:width="47.78651580530pt" svg:height="57.46696245734pt" svg:x="201.13436860068pt" svg:y="148.45631968146pt" svg:viewBox="0 0 48 57" svg:d="M0 0C24.2638 7.02374 39.2691 14.686 45.0158 22.9868C50.7625 31.2876 47.5699 42.781 35.438 57.467" calligra:nodeTypes="czc">
          <draw:glue-point draw:id="4" svg:x="0.50000000000pt" svg:y="0.50000000000pt" draw:align="center"/>
        </draw:path>
        <draw:path draw:style-name="gr14" xml:id="shape-100" draw:id="shape-100" draw:layer="" svg:width="92.35972325195pt" svg:height="208.79663026166pt" svg:x="202.09215130830pt" svg:y="107.27166325370pt" svg:viewBox="0 0 92 209" svg:d="M0 0C43.4195 5.10817 72.7915 22.029 88.116 50.7625C103.441 79.496 77.2611 132.174 9.57783 208.797" calligra:nodeTypes="czc">
          <draw:glue-point draw:id="4" svg:x="0.50000000000pt" svg:y="0.50000000000pt" draw:align="center"/>
        </draw:path>
        <draw:g draw:style-name="gr6" xml:id="shape-101" draw:id="shape-101" svg:y="247.48128668942pt">
          <draw:g draw:style-name="gr6" xml:id="shape-102" draw:id="shape-102" svg:y="-207.83884755404pt">
            <draw:rect draw:style-name="gr8" xml:id="shape-103" draw:id="shape-103" draw:layer="g1694" svg:width="59.38252787259pt" svg:height="57.76045534800pt" svg:x="160.90749488054pt" svg:y="192.51432423208pt">
              <draw:glue-point draw:id="4" svg:x="0.50000000000pt" svg:y="0.50000000000pt" draw:align="center"/>
            </draw:rect>
            <draw:g draw:style-name="gr6" xml:id="shape-104" draw:id="shape-104" svg:y="15.84552752140pt">
              <draw:path draw:style-name="gr9" xml:id="shape-105" draw:id="shape-105" draw:name="path930" draw:layer="g1694" svg:width="23.16268858753pt" svg:height="25.34939562515pt" svg:x="164.28696166260pt" svg:y="195.92409191547pt" svg:viewBox="0 0 23 25" svg:d="M0.000172712 0L0.000172712 25.3494L23.1627 25.3494L23.1627 6.33733L17.3715 0L11.5814 5.17473e-05L0 5.17473e-05Z" calligra:nodeTypes="cccccccc">
                <draw:glue-point draw:id="4" svg:x="0.50000000000pt" svg:y="0.50000000000pt" draw:align="center"/>
              </draw:path>
              <draw:g draw:style-name="gr6" xml:id="shape-106" draw:id="shape-106" draw:name="g1552" svg:y="2.64619688000pt">
                <draw:path draw:style-name="gr10" xml:id="shape-107" draw:id="shape-107" draw:name="path1505" draw:layer="g1694" svg:width="22.85822088573pt" svg:height="25.28716496186pt" svg:x="164.09137190778pt" svg:y="196.41351065931pt" svg:viewBox="0 0 23 25" svg:d="M0 0L0 25.2872L22.8582 25.2872L22.8582 6.32165L17.1439 0Z" calligra:nodeTypes="cccccc">
                  <draw:glue-point draw:id="4" svg:x="0.50000000000pt" svg:y="0.50000000000pt" draw:align="center"/>
                </draw:path>
                <draw:path draw:style-name="gr10" xml:id="shape-108" draw:id="shape-108" draw:name="path1538" draw:layer="g1694" svg:width="23.13440803180pt" svg:height="25.54490937401pt" svg:x="163.92095574263pt" svg:y="196.24627768798pt" svg:viewBox="0 0 23 26" svg:d="M0 0.0840278L0 25.5449L23.1344 25.5449L23.1344 6.40518C21.2037 4.26995 19.274 2.13369 17.3411 0L0 0Z" calligra:nodeTypes="ccccccc">
                  <draw:glue-point draw:id="4" svg:x="0.50000000000pt" svg:y="0.50000000000pt" draw:align="center"/>
                </draw:path>
                <draw:path draw:style-name="gr10" xml:id="shape-109" draw:id="shape-109" draw:name="path1543" draw:layer="g1694" svg:width="23.62588848854pt" svg:height="25.89497807557pt" svg:x="163.75053957748pt" svg:y="196.07904471665pt" svg:viewBox="0 0 24 26" svg:d="M0 0.0840765L0 25.895L23.6259 25.895L23.6259 6.51208C21.651 4.34105 19.6767 2.16949 17.6998 0L0 0Z" calligra:nodeTypes="ccccccc">
                  <draw:glue-point draw:id="4" svg:x="0.50000000000pt" svg:y="0.50000000000pt" draw:align="center"/>
                </draw:path>
                <draw:glue-point draw:id="4" svg:x="0.50000000000pt" svg:y="0.50000000000pt" draw:align="center"/>
              </draw:g>
              <draw:path draw:style-name="gr11" xml:id="shape-110" draw:id="shape-110" draw:name="rect900" draw:layer="g1694" svg:width="23.20356363019pt" svg:height="25.35102588003pt" svg:x="164.29675821079pt" svg:y="195.95557932460pt" svg:viewBox="0 0 23 25" svg:d="M0 0L0 25.351L23.2036 25.351L23.2036 6.33777L17.4029 0Z" calligra:nodeTypes="cccccc">
                <draw:glue-point draw:id="4" svg:x="0.50000000000pt" svg:y="0.50000000000pt" draw:align="center"/>
              </draw:path>
              <draw:path draw:style-name="gr12" xml:id="shape-111" draw:id="shape-111" draw:name="path906" draw:layer="g1694" svg:width="5.81019222084pt" svg:height="6.44703909380pt" svg:x="181.68988362006pt" svg:y="195.95557932460pt" svg:viewBox="0 0 6 6" svg:d="M5.81019 6.44704C4.0584 5.92223 1.78882 5.99669 0.0740413 6.29605C0.370207 4.3723 0.407227 1.96124 0 0Z" calligra:nodeTypes="cccc">
                <draw:glue-point draw:id="4" svg:x="0.50000000000pt" svg:y="0.50000000000pt" draw:align="center"/>
              </draw:path>
              <draw:path draw:style-name="gr13" xml:id="shape-112" draw:id="shape-112" draw:name="path1500" draw:layer="g1694" svg:width="22.90262603696pt" svg:height="23.26331447244pt" svg:x="164.56945421606pt" svg:y="197.91385788301pt" svg:viewBox="0 0 23 23" svg:d="M0.105212 0L0 23.2633L22.8898 23.2633L22.9026 17.513C22.3911 17.7088 17.2196 10.4319 10.7099 10.745C4.19403 11.0581 5.87998 0.938756 0.105212 0Z" calligra:nodeTypes="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g draw:style-name="gr6" xml:id="shape-113" draw:id="shape-113" svg:y="15.66972226385pt">
              <draw:path draw:style-name="gr9" xml:id="shape-114" draw:id="shape-114" draw:name="path930" draw:layer="g1694" svg:width="23.25333352655pt" svg:height="25.31953156228pt" svg:x="193.47930595173pt" svg:y="195.88609124388pt" svg:viewBox="0 0 23 25" svg:d="M0.000173388 0L0.000173388 25.3195L23.2533 25.3195L23.2533 6.32988L17.4396 0L11.6267 5.16866e-05L0 5.16866e-05Z" calligra:nodeTypes="cccccccc">
                <draw:glue-point draw:id="4" svg:x="0.50000000000pt" svg:y="0.50000000000pt" draw:align="center"/>
              </draw:path>
              <draw:g draw:style-name="gr6" xml:id="shape-115" draw:id="shape-115" draw:name="g1552" svg:y="2.64619688000pt">
                <draw:path draw:style-name="gr10" xml:id="shape-116" draw:id="shape-116" draw:name="path1505" draw:layer="g1694" svg:width="22.88520815951pt" svg:height="25.18014932722pt" svg:x="193.28371619691pt" svg:y="196.37550998772pt" svg:viewBox="0 0 23 25" svg:d="M0 3.07171e-15L0 25.1801L22.8852 25.1801L22.8852 6.29491L17.164 0Z" calligra:nodeTypes="cccccc">
                  <draw:glue-point draw:id="4" svg:x="0.50000000000pt" svg:y="0.50000000000pt" draw:align="center"/>
                </draw:path>
                <draw:path draw:style-name="gr10" xml:id="shape-117" draw:id="shape-117" draw:name="path1538" draw:layer="g1694" svg:width="23.23919960781pt" svg:height="25.52544081745pt" svg:x="193.11330003176pt" svg:y="196.20827701639pt" svg:viewBox="0 0 23 26" svg:d="M0 0.0839636L0 25.5254L23.2392 25.5254L23.2392 6.40029C21.2997 4.26669 19.3613 2.13206 17.4197 0L0 0Z" calligra:nodeTypes="ccccccc">
                  <draw:glue-point draw:id="4" svg:x="0.50000000000pt" svg:y="0.50000000000pt" draw:align="center"/>
                </draw:path>
                <draw:path draw:style-name="gr10" xml:id="shape-118" draw:id="shape-118" draw:name="path1543" draw:layer="g1694" svg:width="23.59320432475pt" svg:height="25.80844388138pt" svg:x="192.94288386661pt" svg:y="196.04104404507pt" svg:viewBox="0 0 24 26" svg:d="M0 0.0837953L0 25.8084L23.5932 25.8084L23.5932 6.49028C21.6211 4.32651 19.6495 2.16223 17.6753 0L0 0Z" calligra:nodeTypes="ccccccc">
                  <draw:glue-point draw:id="4" svg:x="0.50000000000pt" svg:y="0.50000000000pt" draw:align="center"/>
                </draw:path>
                <draw:glue-point draw:id="4" svg:x="0.50000000000pt" svg:y="0.50000000000pt" draw:align="center"/>
              </draw:g>
              <draw:path draw:style-name="gr11" xml:id="shape-119" draw:id="shape-119" draw:name="rect900" draw:layer="g1694" svg:width="23.16589199275pt" svg:height="25.42838851968pt" svg:x="193.48910249992pt" svg:y="195.91757865301pt" svg:viewBox="0 0 23 25" svg:d="M0 3.07171e-15L0 25.4284L23.1659 25.4284L23.1659 6.3571L17.3747 0Z" calligra:nodeTypes="cccccc">
                <draw:glue-point draw:id="4" svg:x="0.50000000000pt" svg:y="0.50000000000pt" draw:align="center"/>
              </draw:path>
              <draw:path draw:style-name="gr12" xml:id="shape-120" draw:id="shape-120" draw:name="path906" draw:layer="g1694" svg:width="5.82313251531pt" svg:height="6.35709712992pt" svg:x="210.88222790919pt" svg:y="195.91757865301pt" svg:viewBox="0 0 6 6" svg:d="M5.82313 6.3571C4.06743 5.83962 1.7928 5.91303 0.0742063 6.20822C0.371031 4.31131 0.408135 1.93388 0 0Z" calligra:nodeTypes="cccc">
                <draw:glue-point draw:id="4" svg:x="0.50000000000pt" svg:y="0.50000000000pt" draw:align="center"/>
              </draw:path>
              <draw:path draw:style-name="gr13" xml:id="shape-121" draw:id="shape-121" draw:name="path1500" draw:layer="g1694" svg:width="22.79905319530pt" svg:height="23.30388048662pt" svg:x="193.76179850519pt" svg:y="197.87585721142pt" svg:viewBox="0 0 23 23" svg:d="M0.104736 0L0 23.3039L22.7862 23.3039L22.7991 17.5435C22.2897 17.7396 17.1418 10.45 10.6615 10.7637C4.17506 11.0773 5.8534 0.940389 0.104736 0Z" calligra:nodeTypes="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g draw:style-name="gr6" xml:id="shape-122" draw:id="shape-122" svg:y="145.51922421023pt">
              <draw:path draw:style-name="gr9" xml:id="shape-123" draw:id="shape-123" draw:name="path930" draw:layer="g1694" svg:width="23.16268858753pt" svg:height="25.34939562515pt" svg:x="164.84629701590pt" svg:y="223.95333080195pt" svg:viewBox="0 0 23 25" svg:d="M0.000172712 0L0.000172712 25.3494L23.1627 25.3494L23.1627 6.33733L17.3715 0L11.5814 5.17473e-05L0 5.17473e-05Z" calligra:nodeTypes="cccccccc">
                <draw:glue-point draw:id="4" svg:x="0.50000000000pt" svg:y="0.50000000000pt" draw:align="center"/>
              </draw:path>
              <draw:g draw:style-name="gr6" xml:id="shape-124" draw:id="shape-124" draw:name="g1552" svg:y="2.64619688000pt">
                <draw:path draw:style-name="gr10" xml:id="shape-125" draw:id="shape-125" draw:name="path1505" draw:layer="g1694" svg:width="22.85822088573pt" svg:height="25.28716496186pt" svg:x="164.65070726108pt" svg:y="224.44274954578pt" svg:viewBox="0 0 23 25" svg:d="M0 0L0 25.2872L22.8582 25.2872L22.8582 6.32165L17.1439 0Z" calligra:nodeTypes="cccccc">
                  <draw:glue-point draw:id="4" svg:x="0.50000000000pt" svg:y="0.50000000000pt" draw:align="center"/>
                </draw:path>
                <draw:path draw:style-name="gr10" xml:id="shape-126" draw:id="shape-126" draw:name="path1538" draw:layer="g1694" svg:width="23.13440803180pt" svg:height="25.54490937401pt" svg:x="164.48029109593pt" svg:y="224.27551657446pt" svg:viewBox="0 0 23 26" svg:d="M0 0.0840278L0 25.5449L23.1344 25.5449L23.1344 6.40518C21.2037 4.26995 19.274 2.13369 17.3411 0L0 0Z" calligra:nodeTypes="ccccccc">
                  <draw:glue-point draw:id="4" svg:x="0.50000000000pt" svg:y="0.50000000000pt" draw:align="center"/>
                </draw:path>
                <draw:path draw:style-name="gr10" xml:id="shape-127" draw:id="shape-127" draw:name="path1543" draw:layer="g1694" svg:width="23.62588848854pt" svg:height="25.89497807557pt" svg:x="164.30987493078pt" svg:y="224.10828360313pt" svg:viewBox="0 0 24 26" svg:d="M0 0.0840765L0 25.895L23.6259 25.895L23.6259 6.51208C21.651 4.34105 19.6767 2.16949 17.6998 0L0 0Z" calligra:nodeTypes="ccccccc">
                  <draw:glue-point draw:id="4" svg:x="0.50000000000pt" svg:y="0.50000000000pt" draw:align="center"/>
                </draw:path>
                <draw:glue-point draw:id="4" svg:x="0.50000000000pt" svg:y="0.50000000000pt" draw:align="center"/>
              </draw:g>
              <draw:path draw:style-name="gr11" xml:id="shape-128" draw:id="shape-128" draw:name="rect900" draw:layer="g1694" svg:width="23.20356363019pt" svg:height="25.35102588003pt" svg:x="164.85609356409pt" svg:y="223.98481821108pt" svg:viewBox="0 0 23 25" svg:d="M0 0L0 25.351L23.2036 25.351L23.2036 6.33777L17.4029 0Z" calligra:nodeTypes="cccccc">
                <draw:glue-point draw:id="4" svg:x="0.50000000000pt" svg:y="0.50000000000pt" draw:align="center"/>
              </draw:path>
              <draw:path draw:style-name="gr12" xml:id="shape-129" draw:id="shape-129" draw:name="path906" draw:layer="g1694" svg:width="5.81019222084pt" svg:height="6.44703909380pt" svg:x="182.24921897336pt" svg:y="223.98481821108pt" svg:viewBox="0 0 6 6" svg:d="M5.81019 6.44704C4.0584 5.92223 1.78882 5.99669 0.0740413 6.29605C0.370207 4.3723 0.407227 1.96124 0 0Z" calligra:nodeTypes="cccc">
                <draw:glue-point draw:id="4" svg:x="0.50000000000pt" svg:y="0.50000000000pt" draw:align="center"/>
              </draw:path>
              <draw:path draw:style-name="gr13" xml:id="shape-130" draw:id="shape-130" draw:name="path1500" draw:layer="g1694" svg:width="22.90262603696pt" svg:height="23.26331447244pt" svg:x="165.12878956936pt" svg:y="225.94309676948pt" svg:viewBox="0 0 23 23" svg:d="M0.105212 0L0 23.2633L22.8898 23.2633L22.9026 17.513C22.3911 17.7088 17.2196 10.4319 10.7099 10.745C4.19403 11.0581 5.87998 0.938756 0.105212 0Z" calligra:nodeTypes="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g draw:style-name="gr6" xml:id="shape-131" draw:id="shape-131" svg:y="145.59588502894pt">
              <draw:path draw:style-name="gr9" xml:id="shape-132" draw:id="shape-132" draw:name="path930" draw:layer="g1694" svg:width="23.16268858753pt" svg:height="25.34939562515pt" svg:x="193.85110392768pt" svg:y="223.96990119714pt" svg:viewBox="0 0 23 25" svg:d="M0.000172712 0L0.000172712 25.3494L23.1627 25.3494L23.1627 6.33733L17.3715 0L11.5814 5.17473e-05L0 5.17473e-05Z" calligra:nodeTypes="cccccccc">
                <draw:glue-point draw:id="4" svg:x="0.50000000000pt" svg:y="0.50000000000pt" draw:align="center"/>
              </draw:path>
              <draw:g draw:style-name="gr6" xml:id="shape-133" draw:id="shape-133" draw:name="g1552" svg:y="2.64619688000pt">
                <draw:path draw:style-name="gr10" xml:id="shape-134" draw:id="shape-134" draw:name="path1505" draw:layer="g1694" svg:width="22.85822088573pt" svg:height="25.28716496186pt" svg:x="193.65551417287pt" svg:y="224.45931994098pt" svg:viewBox="0 0 23 25" svg:d="M0 0L0 25.2872L22.8582 25.2872L22.8582 6.32165L17.1439 0Z" calligra:nodeTypes="cccccc">
                  <draw:glue-point draw:id="4" svg:x="0.50000000000pt" svg:y="0.50000000000pt" draw:align="center"/>
                </draw:path>
                <draw:path draw:style-name="gr10" xml:id="shape-135" draw:id="shape-135" draw:name="path1538" draw:layer="g1694" svg:width="23.13440803180pt" svg:height="25.54490937401pt" svg:x="193.48509800772pt" svg:y="224.29208696965pt" svg:viewBox="0 0 23 26" svg:d="M0 0.0840278L0 25.5449L23.1344 25.5449L23.1344 6.40518C21.2037 4.26995 19.274 2.13369 17.3411 0L0 0Z" calligra:nodeTypes="ccccccc">
                  <draw:glue-point draw:id="4" svg:x="0.50000000000pt" svg:y="0.50000000000pt" draw:align="center"/>
                </draw:path>
                <draw:path draw:style-name="gr10" xml:id="shape-136" draw:id="shape-136" draw:name="path1543" draw:layer="g1694" svg:width="23.62588848854pt" svg:height="25.89497807557pt" svg:x="193.31468184256pt" svg:y="224.12485399833pt" svg:viewBox="0 0 24 26" svg:d="M0 0.0840765L0 25.895L23.6259 25.895L23.6259 6.51208C21.651 4.34105 19.6767 2.16949 17.6998 0L0 0Z" calligra:nodeTypes="ccccccc">
                  <draw:glue-point draw:id="4" svg:x="0.50000000000pt" svg:y="0.50000000000pt" draw:align="center"/>
                </draw:path>
                <draw:glue-point draw:id="4" svg:x="0.50000000000pt" svg:y="0.50000000000pt" draw:align="center"/>
              </draw:g>
              <draw:path draw:style-name="gr11" xml:id="shape-137" draw:id="shape-137" draw:name="rect900" draw:layer="g1694" svg:width="23.20356363019pt" svg:height="25.35102588003pt" svg:x="193.86090047588pt" svg:y="224.00138860627pt" svg:viewBox="0 0 23 25" svg:d="M0 0L0 25.351L23.2036 25.351L23.2036 6.33777L17.4029 0Z" calligra:nodeTypes="cccccc">
                <draw:glue-point draw:id="4" svg:x="0.50000000000pt" svg:y="0.50000000000pt" draw:align="center"/>
              </draw:path>
              <draw:path draw:style-name="gr12" xml:id="shape-138" draw:id="shape-138" draw:name="path906" draw:layer="g1694" svg:width="5.81019222084pt" svg:height="6.44703909380pt" svg:x="211.25402588515pt" svg:y="224.00138860627pt" svg:viewBox="0 0 6 6" svg:d="M5.81019 6.44704C4.0584 5.92223 1.78882 5.99669 0.0740413 6.29605C0.370207 4.3723 0.407227 1.96124 0 0Z" calligra:nodeTypes="cccc">
                <draw:glue-point draw:id="4" svg:x="0.50000000000pt" svg:y="0.50000000000pt" draw:align="center"/>
              </draw:path>
              <draw:path draw:style-name="gr13" xml:id="shape-139" draw:id="shape-139" draw:name="path1500" draw:layer="g1694" svg:width="22.90262603696pt" svg:height="23.26331447244pt" svg:x="194.13359648115pt" svg:y="225.95966716468pt" svg:viewBox="0 0 23 23" svg:d="M0.105212 0L0 23.2633L22.8898 23.2633L22.9026 17.513C22.3911 17.7088 17.2196 10.4319 10.7099 10.745C4.19403 11.0581 5.87998 0.938756 0.105212 0Z" calligra:nodeTypes="cccccc">
                <draw:glue-point draw:id="4" svg:x="0.50000000000pt" svg:y="0.50000000000pt" draw:align="center"/>
              </draw:path>
              <draw:glue-point draw:id="4" svg:x="0.50000000000pt" svg:y="0.50000000000pt" draw:align="center"/>
            </draw:g>
            <draw:glue-point draw:id="4" svg:x="0.50000000000pt" svg:y="0.50000000000pt" draw:align="center"/>
          </draw:g>
          <draw:frame draw:style-name="gr7" xml:id="shape-140" draw:id="shape-140" draw:layer="g1694" svg:width="45.97356996587pt" svg:height="18.19787144482pt" svg:x="167.61197383390pt" svg:y="250.84141979522pt">
            <draw:text-box>
              <text:p text:style-name="P2">Site</text:p>
            </draw:text-box>
            <draw:glue-point draw:id="4" svg:x="0.50000000000pt" svg:y="0.50000000000pt" draw:align="center"/>
          </draw:frame>
          <draw:glue-point draw:id="4" svg:x="0.50000000000pt" svg:y="0.50000000000pt" draw:align="center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vg:linearGradient draw:name="gradient1" svg:spreadMethod="pad" svg:x1="0.000000%" svg:x2="100.000000%" svg:y1="0.000000%" svg:y2="100.000000%">
      <svg:stop svg:offset="0" svg:stop-color="#ffffff"/>
      <svg:stop svg:offset="1" svg:stop-color="#6b6a7a"/>
    </svg:linearGradient>
    <svg:linearGradient draw:name="gradient2" svg:spreadMethod="pad" svg:x1="0.000000%" svg:x2="100.000000%" svg:y1="0.000000%" svg:y2="100.000000%">
      <svg:stop svg:offset="0" svg:stop-color="#ffffff"/>
      <svg:stop svg:offset="1" svg:stop-color="#00ff00"/>
    </svg:linearGradient>
    <svg:linearGradient draw:name="gradient3" svg:spreadMethod="pad" svg:x1="92.308000%" svg:x2="14.530000%" svg:y1="16.406000%" svg:y2="117.190000%">
      <svg:stop svg:offset="0" svg:stop-color="#cbcbcb"/>
      <svg:stop svg:offset="0.34923" svg:stop-color="#f0f0f0"/>
      <svg:stop svg:offset="1" svg:stop-color="#e2e2e2"/>
    </svg:linearGradient>
    <svg:linearGradient draw:name="gradient4" svg:spreadMethod="pad" svg:x1="63.248000%" svg:x2="-37.607000%" svg:y1="32.812000%" svg:y2="132.810000%">
      <svg:stop svg:offset="0" svg:stop-color="#cbcbcb"/>
      <svg:stop svg:offset="0.34923" svg:stop-color="#f0f0f0"/>
      <svg:stop svg:offset="1" svg:stop-color="#e2e2e2"/>
    </svg:linearGradient>
    <svg:linearGradient draw:name="gradient5" svg:spreadMethod="pad" svg:x1="85.827000%" svg:x2="6.299200%" svg:y1="14.062000%" svg:y2="54.688000%">
      <svg:stop svg:offset="0" svg:stop-color="#ffffff"/>
      <svg:stop svg:offset="1" svg:stop-color="#ffffff" svg:stop-opacity="0"/>
    </svg:linearGradient>
    <draw:marker draw:name="Arrow_20concave" draw:display-name="Arrow concave" svg:d="m1013 1491 118 89-567-1580-564 1580 114-85 136-68 148-46 161-17 161 13 153 46z" svg:viewBox="0 0 1131 1580"/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3</meta:generator>
    <dc:title/>
    <meta:initial-creator>Unknown</meta:initial-creator>
    <meta:editing-cycles>12</meta:editing-cycles>
    <dc:date>2014-06-04T17:29:14</dc:date>
    <meta:creation-date>2008-10-27T22:59:39</meta:creation-date>
    <dc:creator>Rich Sezov</dc:creator>
    <meta:user-defined meta:name="email">richard.sezov@liferay.com</meta:user-defined>
  </office:meta>
</office:document-meta>
</file>